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" svg:font-family="cmmi10" style:font-pitch="variable"/>
    <style:font-face style:name="cmr10" svg:font-family="cmr10" style:font-pitch="variable"/>
    <style:font-face style:name="cmr101" svg:font-family="cmr10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5.447cm" fo:min-width="11.587cm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6.1cm" fo:min-width="5.85cm" fo:padding-top="0.134cm" fo:padding-bottom="0.134cm" fo:padding-left="0.259cm" fo:padding-right="0.259cm"/>
    </style:style>
    <style:style style:name="gr3" style:family="graphic" style:parent-style-name="objectwithoutfill">
      <style:graphic-properties draw:stroke="dash" draw:stroke-dash="Ultrafine_20_Dashed" svg:stroke-width="0.018cm" svg:stroke-color="#000000" draw:marker-start-width="0.227cm" draw:marker-end-width="0.227cm" draw:fill="none" draw:fill-color="#ffffff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svg:stroke-width="0.018cm" svg:stroke-color="#000000" draw:marker-start-width="0.227cm" draw:marker-end="" draw:marker-end-width="0.227cm" draw:fill="none" draw:fill-color="#ffffff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svg:stroke-width="0.018cm" svg:stroke-color="#000000" draw:marker-start-width="0.227cm" draw:marker-end-width="0.227cm" draw:fill="none" draw:fill-color="#ffffff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" style:family="graphic" style:parent-style-name="standard">
      <style:graphic-properties draw:stroke="dash" draw:stroke-dash="Fine_20_Dashed" svg:stroke-width="0.018cm" svg:stroke-color="#000000" draw:marker-start-width="0.227cm" draw:marker-end-width="0.227cm" draw:fill-color="#cccccc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" style:family="graphic" style:parent-style-name="objectwithoutfill">
      <style:graphic-properties svg:stroke-width="0.018cm" svg:stroke-color="#000000" draw:marker-start="Symmetric_20_Arrow" draw:marker-start-width="0.227cm" draw:marker-end="Symmetric_20_Arrow" draw:marker-end-width="0.227cm" draw:fill="none" draw:fill-color="#ffffff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false" fo:min-height="0.771cm" fo:min-width="0cm"/>
    </style:style>
    <style:style style:name="gr1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86cm" fo:min-width="0.201cm"/>
    </style:style>
    <style:style style:name="gr11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86cm" fo:min-width="1.891cm"/>
    </style:style>
    <style:style style:name="gr12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-color="#cccccc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487cm" fo:min-width="0.302cm"/>
    </style:style>
    <style:style style:name="gr14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487cm" fo:min-width="0.505cm"/>
    </style:style>
    <style:style style:name="gr1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259cm" fo:min-width="0.146cm"/>
    </style:style>
    <style:style style:name="gr16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86cm" fo:min-width="1.979cm"/>
    </style:style>
    <style:style style:name="gr1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86cm" fo:min-width="1.789cm"/>
    </style:style>
    <style:style style:name="gr18" style:family="graphic" style:parent-style-name="objectwithoutfill">
      <style:graphic-properties svg:stroke-width="0.018cm" svg:stroke-color="#000000" draw:marker-start-width="0.227cm" draw:marker-end="Arrow" draw:marker-end-width="0.327cm" draw:fill="none" draw:fill-color="#ffffff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454cm" fo:min-width="2.703cm"/>
    </style:style>
    <style:style style:name="gr20" style:family="graphic" style:parent-style-name="standard">
      <style:graphic-properties draw:stroke="solid" draw:stroke-dash="Ultrafine_20_Dashed" svg:stroke-width="0.018cm" svg:stroke-color="#000000" draw:marker-start-width="0.227cm" draw:marker-end-width="0.227cm" draw:fill-color="#cccccc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1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false" fo:min-height="0.319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 draw:fill-color="#ffffff"/>
      <style:text-properties style:font-name="cmmi10"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style:font-name="cmmi10" fo:font-size="10pt" style:font-size-asian="10pt" style:font-size-complex="10pt"/>
    </style:style>
    <style:style style:name="T1" style:family="text">
      <style:text-properties style:font-name="cmr10" fo:font-size="12pt" style:font-size-asian="12pt" style:font-size-complex="12pt"/>
    </style:style>
    <style:style style:name="T2" style:family="text">
      <style:text-properties style:font-name="cmmi10" fo:font-size="12pt" style:font-size-asian="12pt" style:font-size-complex="12pt"/>
    </style:style>
    <style:style style:name="T3" style:family="text">
      <style:text-properties style:text-position="-33% 58%" style:font-name="cmmi10" fo:font-size="12pt" style:font-size-asian="12pt" style:font-size-complex="12pt"/>
    </style:style>
    <style:style style:name="T4" style:family="text">
      <style:text-properties style:text-position="-33% 58%" style:font-name="cmr10" fo:font-size="12pt" style:font-size-asian="12pt" style:font-size-complex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cmr10" fo:font-size="10pt" style:font-size-asian="10pt" style:font-size-complex="10pt"/>
    </style:style>
    <style:style style:name="T8" style:family="text">
      <style:text-properties style:font-name="cmmi1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105cm" svg:height="5.715cm" svg:x="7.056cm" svg:y="5.6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6.35cm" svg:x="11.16cm" svg:y="12.4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16cm" svg:y1="8.62cm" svg:x2="9.89cm" svg:y2="8.62cm">
          <text:p/>
        </draw:line>
        <draw:line draw:style-name="gr3" draw:text-style-name="P2" draw:layer="layout" svg:x1="9.89cm" svg:y1="9.89cm" svg:x2="9.89cm" svg:y2="8.62cm">
          <text:p/>
        </draw:line>
        <draw:line draw:style-name="gr4" draw:text-style-name="P2" draw:layer="layout" svg:x1="12.303cm" svg:y1="11.16cm" svg:x2="7.35cm" svg:y2="11.16cm">
          <text:p/>
        </draw:line>
        <draw:line draw:style-name="gr5" draw:text-style-name="P2" draw:layer="layout" svg:x1="7.35cm" svg:y1="11.16cm" svg:x2="7.35cm" svg:y2="6.08cm">
          <text:p/>
        </draw:line>
        <draw:line draw:style-name="gr5" draw:text-style-name="P2" draw:layer="layout" svg:x1="7.35cm" svg:y1="6.08cm" svg:x2="12.43cm" svg:y2="11.16cm">
          <text:p/>
        </draw:line>
        <draw:line draw:style-name="gr5" draw:text-style-name="P2" draw:layer="layout" svg:x1="7.35cm" svg:y1="6.08cm" svg:x2="12.43cm" svg:y2="6.08cm">
          <text:p/>
        </draw:line>
        <draw:line draw:style-name="gr5" draw:text-style-name="P2" draw:layer="layout" svg:x1="12.43cm" svg:y1="6.08cm" svg:x2="12.43cm" svg:y2="11.16cm">
          <text:p/>
        </draw:line>
        <draw:custom-shape draw:style-name="gr6" draw:text-style-name="P1" draw:layer="layout" svg:width="0.254cm" svg:height="0.254cm" svg:x="7.22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7.22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2.30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2.30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254cm" svg:height="0.254cm" svg:x="9.76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1.16cm" svg:y1="6.08cm" svg:x2="11.16cm" svg:y2="8.62cm">
          <text:p/>
        </draw:line>
        <draw:line draw:style-name="gr8" draw:text-style-name="P2" draw:layer="layout" svg:x1="7.35cm" svg:y1="9.89cm" svg:x2="9.89cm" svg:y2="9.89cm">
          <text:p/>
        </draw:line>
        <draw:frame draw:style-name="gr9" draw:text-style-name="P4" draw:layer="layout" svg:width="1.778cm" svg:height="1.021cm" svg:x="8.239cm" svg:y="8.298cm">
          <draw:text-box>
            <text:p><text:span text:style-name="T1">(</text:span><text:span text:style-name="T2">x</text:span><text:span text:style-name="T1">,</text:span><text:span text:style-name="T2">y</text:span><text:span text:style-name="T1">,</text:span><text:span text:style-name="T2">z </text:span><text:span text:style-name="T1">) </text:span></text:p>
          </draw:text-box>
        </draw:frame>
        <draw:frame draw:style-name="gr10" draw:text-style-name="P4" draw:layer="layout" svg:width="0.701cm" svg:height="0.636cm" svg:x="8.295cm" svg:y="9.333cm">
          <draw:text-box>
            <text:p><text:span text:style-name="T2">s</text:span></text:p>
          </draw:text-box>
        </draw:frame>
        <draw:frame draw:style-name="gr10" draw:text-style-name="P4" draw:layer="layout" svg:width="0.701cm" svg:height="0.636cm" svg:x="11.04cm" svg:y="7.049cm">
          <draw:text-box>
            <text:p><text:span text:style-name="T2">s</text:span></text:p>
          </draw:text-box>
        </draw:frame>
        <draw:frame draw:style-name="gr11" draw:text-style-name="P4" draw:layer="layout" svg:width="2.391cm" svg:height="0.636cm" svg:x="7.231cm" svg:y="10.519cm">
          <draw:text-box>
            <text:p><text:span text:style-name="T1">(</text:span><text:span text:style-name="T2">x</text:span><text:span text:style-name="T1">-</text:span><text:span text:style-name="T2">s</text:span><text:span text:style-name="T1">,</text:span><text:span text:style-name="T2">y</text:span><text:span text:style-name="T1">-</text:span><text:span text:style-name="T2">s</text:span><text:span text:style-name="T1">,</text:span><text:span text:style-name="T2">z</text:span><text:span text:style-name="T1">)</text:span></text:p>
          </draw:text-box>
        </draw:frame>
        <draw:line draw:style-name="gr5" draw:text-style-name="P2" draw:layer="layout" svg:x1="16.24cm" svg:y1="8.62cm" svg:x2="18.78cm" svg:y2="8.62cm">
          <text:p/>
        </draw:line>
        <draw:line draw:style-name="gr5" draw:text-style-name="P2" draw:layer="layout" svg:x1="18.78cm" svg:y1="8.62cm" svg:x2="16.24cm" svg:y2="6.08cm">
          <text:p/>
        </draw:line>
        <draw:line draw:style-name="gr5" draw:text-style-name="P2" draw:layer="layout" svg:x1="16.24cm" svg:y1="6.08cm" svg:x2="16.24cm" svg:y2="8.62cm">
          <text:p/>
        </draw:line>
        <draw:line draw:style-name="gr5" draw:text-style-name="P2" draw:layer="layout" svg:x1="16.24cm" svg:y1="6.08cm" svg:x2="18.78cm" svg:y2="6.08cm">
          <text:p/>
        </draw:line>
        <draw:line draw:style-name="gr5" draw:text-style-name="P2" draw:layer="layout" svg:x1="18.78cm" svg:y1="6.08cm" svg:x2="18.78cm" svg:y2="8.62cm">
          <text:p/>
        </draw:line>
        <draw:custom-shape draw:style-name="gr12" draw:text-style-name="P3" draw:layer="layout" svg:width="0.254cm" svg:height="0.254cm" svg:x="17.383cm" svg:y="5.9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254cm" svg:height="0.254cm" svg:x="16.11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8.65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6.24cm" svg:y1="11.16cm" svg:x2="18.78cm" svg:y2="11.16cm">
          <text:p/>
        </draw:line>
        <draw:line draw:style-name="gr5" draw:text-style-name="P2" draw:layer="layout" svg:x1="18.78cm" svg:y1="11.16cm" svg:x2="16.24cm" svg:y2="8.62cm">
          <text:p/>
        </draw:line>
        <draw:line draw:style-name="gr5" draw:text-style-name="P2" draw:layer="layout" svg:x1="16.24cm" svg:y1="8.62cm" svg:x2="16.24cm" svg:y2="11.16cm">
          <text:p/>
        </draw:line>
        <draw:line draw:style-name="gr5" draw:text-style-name="P2" draw:layer="layout" svg:x1="16.24cm" svg:y1="8.62cm" svg:x2="18.78cm" svg:y2="8.62cm">
          <text:p/>
        </draw:line>
        <draw:line draw:style-name="gr5" draw:text-style-name="P2" draw:layer="layout" svg:x1="18.78cm" svg:y1="8.62cm" svg:x2="18.78cm" svg:y2="11.16cm">
          <text:p/>
        </draw:line>
        <draw:custom-shape draw:style-name="gr12" draw:text-style-name="P3" draw:layer="layout" svg:width="0.254cm" svg:height="0.254cm" svg:x="17.38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8.65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6.11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8.65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6.11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0.802cm" svg:height="0.737cm" svg:x="17.129cm" svg:y="6.207cm">
          <draw:text-box>
            <text:p><text:span text:style-name="T2">t</text:span><text:span text:style-name="T3">n</text:span></text:p>
          </draw:text-box>
        </draw:frame>
        <draw:frame draw:style-name="gr14" draw:text-style-name="P4" draw:layer="layout" svg:width="1.005cm" svg:height="0.737cm" svg:x="17.14cm" svg:y="8.747cm">
          <draw:text-box>
            <text:p><text:span text:style-name="T2">t</text:span><text:span text:style-name="T3">n</text:span><text:span text:style-name="T4">-</text:span><text:span text:style-name="T3">1</text:span></text:p>
          </draw:text-box>
        </draw:frame>
        <draw:frame draw:style-name="gr15" draw:text-style-name="P5" draw:layer="layout" svg:width="0.646cm" svg:height="0.509cm" svg:x="18.649cm" svg:y="8.164cm">
          <draw:text-box>
            <text:p><text:span text:style-name="T5">0</text:span></text:p>
          </draw:text-box>
        </draw:frame>
        <draw:frame draw:style-name="gr15" draw:text-style-name="P5" draw:layer="layout" svg:width="0.646cm" svg:height="0.509cm" svg:x="18.68cm" svg:y="5.655cm">
          <draw:text-box>
            <text:p><text:span text:style-name="T5">1</text:span></text:p>
          </draw:text-box>
        </draw:frame>
        <draw:frame draw:style-name="gr15" draw:text-style-name="P5" draw:layer="layout" svg:width="0.646cm" svg:height="0.509cm" svg:x="15.698cm" svg:y="5.651cm">
          <draw:text-box>
            <text:p><text:span text:style-name="T5">2</text:span></text:p>
          </draw:text-box>
        </draw:frame>
        <draw:frame draw:style-name="gr15" draw:text-style-name="P5" draw:layer="layout" svg:width="0.646cm" svg:height="0.509cm" svg:x="16.11cm" svg:y="8.14cm">
          <draw:text-box>
            <text:p><text:span text:style-name="T5">3</text:span></text:p>
          </draw:text-box>
        </draw:frame>
        <draw:frame draw:style-name="gr15" draw:text-style-name="P5" draw:layer="layout" svg:width="0.646cm" svg:height="0.509cm" svg:x="18.012cm" svg:y="8.224cm">
          <draw:text-box>
            <text:p><text:span text:style-name="T5">4</text:span></text:p>
          </draw:text-box>
        </draw:frame>
        <draw:frame draw:style-name="gr16" draw:text-style-name="P4" draw:layer="layout" svg:width="2.479cm" svg:height="0.636cm" svg:x="12.415cm" svg:y="5.763cm">
          <draw:text-box>
            <text:p><text:span text:style-name="T1">(</text:span><text:span text:style-name="T2">u</text:span><text:span text:style-name="T1">+</text:span><text:span text:style-name="T2">1</text:span><text:span text:style-name="T1">,</text:span><text:span text:style-name="T2">v</text:span><text:span text:style-name="T1">+</text:span><text:span text:style-name="T2">1</text:span><text:span text:style-name="T1">)</text:span></text:p>
          </draw:text-box>
        </draw:frame>
        <draw:frame draw:style-name="gr17" draw:text-style-name="P4" draw:layer="layout" svg:width="2.289cm" svg:height="0.636cm" svg:x="12.401cm" svg:y="10.832cm">
          <draw:text-box>
            <text:p><text:span text:style-name="T1">(</text:span><text:span text:style-name="T2">u</text:span><text:span text:style-name="T1">+</text:span><text:span text:style-name="T2">1</text:span><text:span text:style-name="T1">,</text:span><text:span text:style-name="T2">v</text:span><text:span text:style-name="T1">-</text:span><text:span text:style-name="T2">1</text:span><text:span text:style-name="T1">)</text:span></text:p>
          </draw:text-box>
        </draw:frame>
        <draw:line draw:style-name="gr18" draw:text-style-name="P2" draw:layer="layout" svg:x1="13.065cm" svg:y1="8.562cm" svg:x2="15.732cm" svg:y2="8.562cm">
          <text:p/>
        </draw:line>
        <draw:frame draw:style-name="gr19" draw:text-style-name="P6" draw:layer="layout" svg:width="3.203cm" svg:height="0.704cm" svg:x="12.811cm" svg:y="7.731cm">
          <draw:text-box>
            <text:p><text:span text:style-name="T6">segmenterad</text:span></text:p>
          </draw:text-box>
        </draw:frame>
        <draw:custom-shape draw:style-name="gr20" draw:text-style-name="P3" draw:layer="layout" svg:width="0.254cm" svg:height="0.254cm" svg:x="12.938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54cm" svg:height="0.254cm" svg:x="15.478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54cm" svg:height="0.254cm" svg:x="15.478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54cm" svg:height="0.254cm" svg:x="14.462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54cm" svg:height="0.254cm" svg:x="14.208cm" svg:y="14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54cm" svg:height="0.254cm" svg:x="12.176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54cm" svg:height="0.254cm" svg:x="12.049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54cm" svg:height="0.254cm" svg:x="13.192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54cm" svg:height="0.254cm" svg:x="16.113cm" svg:y="1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54cm" svg:height="0.254cm" svg:x="16.24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54cm" svg:height="0.254cm" svg:x="16.748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54cm" svg:height="0.254cm" svg:x="11.54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54cm" svg:height="0.254cm" svg:x="16.621cm" svg:y="1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54cm" svg:height="0.254cm" svg:x="11.414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54cm" svg:height="0.254cm" svg:x="17.002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54cm" svg:height="0.254cm" svg:x="16.748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54cm" svg:height="0.254cm" svg:x="13.4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6.879cm" svg:y1="18.141cm" svg:x2="16.981cm" svg:y2="17.972cm">
          <text:p/>
        </draw:line>
        <draw:line draw:style-name="gr5" draw:text-style-name="P2" draw:layer="layout" svg:x1="17.123cm" svg:y1="17.612cm" svg:x2="17.11cm" svg:y2="17.375cm">
          <text:p/>
        </draw:line>
        <draw:line draw:style-name="gr5" draw:text-style-name="P2" draw:layer="layout" svg:x1="16.75cm" svg:y1="17.117cm" svg:x2="16.574cm" svg:y2="16.893cm">
          <text:p/>
        </draw:line>
        <draw:line draw:style-name="gr5" draw:text-style-name="P2" draw:layer="layout" svg:x1="16.879cm" svg:y1="16.364cm" svg:x2="16.669cm" svg:y2="16.154cm">
          <text:p/>
        </draw:line>
        <draw:line draw:style-name="gr5" draw:text-style-name="P2" draw:layer="layout" svg:x1="16.235cm" svg:y1="16.493cm" svg:x2="16.106cm" svg:y2="16.215cm">
          <text:p/>
        </draw:line>
        <draw:line draw:style-name="gr5" draw:text-style-name="P2" draw:layer="layout" svg:x1="16.357cm" svg:y1="15.475cm" svg:x2="16.262cm" svg:y2="15.258cm">
          <text:p/>
        </draw:line>
        <draw:line draw:style-name="gr5" draw:text-style-name="P2" draw:layer="layout" svg:x1="15.583cm" svg:y1="15.869cm" svg:x2="15.434cm" svg:y2="15.747cm">
          <text:p/>
        </draw:line>
        <draw:line draw:style-name="gr5" draw:text-style-name="P2" draw:layer="layout" svg:x1="15.597cm" svg:y1="14.444cm" svg:x2="15.332cm" svg:y2="14.315cm">
          <text:p/>
        </draw:line>
        <draw:line draw:style-name="gr5" draw:text-style-name="P2" draw:layer="layout" svg:x1="14.579cm" svg:y1="14.979cm" svg:x2="14.356cm" svg:y2="14.898cm">
          <text:p/>
        </draw:line>
        <draw:line draw:style-name="gr5" draw:text-style-name="P2" draw:layer="layout" svg:x1="14.315cm" svg:y1="14.22cm" svg:x2="14.125cm" svg:y2="14.328cm">
          <text:p/>
        </draw:line>
        <draw:line draw:style-name="gr5" draw:text-style-name="P2" draw:layer="layout" svg:x1="13.541cm" svg:y1="14.457cm" svg:x2="13.344cm" svg:y2="14.471cm">
          <text:p/>
        </draw:line>
        <draw:line draw:style-name="gr5" draw:text-style-name="P2" draw:layer="layout" svg:x1="13.31cm" svg:y1="15.075cm" svg:x2="13.188cm" svg:y2="14.878cm">
          <text:p/>
        </draw:line>
        <draw:line draw:style-name="gr5" draw:text-style-name="P2" draw:layer="layout" svg:x1="13.019cm" svg:y1="13.962cm" svg:x2="12.788cm" svg:y2="13.833cm">
          <text:p/>
        </draw:line>
        <draw:line draw:style-name="gr5" draw:text-style-name="P2" draw:layer="layout" svg:x1="12.299cm" svg:y1="14.322cm" svg:x2="12.157cm" svg:y2="14.132cm">
          <text:p/>
        </draw:line>
        <draw:line draw:style-name="gr5" draw:text-style-name="P2" draw:layer="layout" svg:x1="11.648cm" svg:y1="13.813cm" svg:x2="11.54cm" svg:y2="13.616cm">
          <text:p/>
        </draw:line>
        <draw:line draw:style-name="gr5" draw:text-style-name="P2" draw:layer="layout" svg:x1="12.184cm" svg:y1="13.297cm" svg:x2="11.974cm" svg:y2="13.162cm">
          <text:p/>
        </draw:line>
        <draw:line draw:style-name="gr5" draw:text-style-name="P2" draw:layer="layout" svg:x1="11.533cm" svg:y1="13.06cm" svg:x2="11.336cm" svg:y2="12.904cm">
          <text:p/>
        </draw:line>
        <draw:frame draw:style-name="gr21" draw:text-style-name="P7" draw:layer="layout" svg:width="1.504cm" svg:height="0.569cm" svg:x="15.659cm" svg:y="14.18cm">
          <draw:text-box>
            <text:p><text:span text:style-name="T7">(</text:span><text:span text:style-name="T8">x</text:span><text:span text:style-name="T7">,</text:span><text:span text:style-name="T8">y</text:span><text:span text:style-name="T7">,</text:span><text:span text:style-name="T8">z </text:span><text:span text:style-name="T7">) </text:span></text:p>
          </draw:text-box>
        </draw:frame>
        <draw:frame draw:style-name="gr15" draw:text-style-name="P5" draw:layer="layout" svg:width="0.646cm" svg:height="0.509cm" svg:x="18.636cm" svg:y="10.66cm">
          <draw:text-box>
            <text:p><text:span text:style-name="T5">5</text:span></text:p>
          </draw:text-box>
        </draw:frame>
        <draw:frame draw:style-name="gr15" draw:text-style-name="P5" draw:layer="layout" svg:width="0.646cm" svg:height="0.509cm" svg:x="18.663cm" svg:y="8.68cm">
          <draw:text-box>
            <text:p><text:span text:style-name="T5">6</text:span></text:p>
          </draw:text-box>
        </draw:frame>
        <draw:frame draw:style-name="gr15" draw:text-style-name="P5" draw:layer="layout" svg:width="0.646cm" svg:height="0.509cm" svg:x="15.719cm" svg:y="8.668cm">
          <draw:text-box>
            <text:p><text:span text:style-name="T5">7</text:span></text:p>
          </draw:text-box>
        </draw:frame>
        <draw:frame draw:style-name="gr15" draw:text-style-name="P5" draw:layer="layout" svg:width="0.646cm" svg:height="0.509cm" svg:x="16.119cm" svg:y="10.664cm">
          <draw:text-box>
            <text:p><text:span text:style-name="T5">8</text:span></text:p>
          </draw:text-box>
        </draw:frame>
        <draw:frame draw:style-name="gr15" draw:text-style-name="P5" draw:layer="layout" svg:width="0.646cm" svg:height="0.509cm" svg:x="17.978cm" svg:y="10.733cm">
          <draw:text-box>
            <text:p><text:span text:style-name="T5">9</text:span></text:p>
          </draw:text-box>
        </draw:frame>
        <draw:custom-shape draw:style-name="gr12" draw:text-style-name="P3" draw:layer="layout" svg:width="0.254cm" svg:height="0.254cm" svg:x="17.384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1.005cm" svg:height="0.737cm" svg:x="17.14cm" svg:y="10.398cm">
          <draw:text-box>
            <text:p><text:span text:style-name="T2">t</text:span><text:span text:style-name="T3">n</text:span><text:span text:style-name="T4">-</text:span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mi10" svg:font-family="cmmi10" style:font-pitch="variable"/>
    <style:font-face style:name="cmr10" svg:font-family="cmr10" style:font-pitch="variable"/>
    <style:font-face style:name="cmr101" svg:font-family="cmr10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mr101" fo:font-family="cmr10" style:font-style-name="Regular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20:36:24.840727895</meta:creation-date>
    <dc:date>2017-05-28T22:23:46.387814848</dc:date>
    <meta:editing-duration>PT30M14S</meta:editing-duration>
    <meta:editing-cycles>7</meta:editing-cycles>
    <meta:generator>LibreOffice/5.3.2.2$Linux_X86_64 LibreOffice_project/30m0$Build-2</meta:generator>
    <meta:document-statistic meta:object-count="91"/>
  </office:meta>
</office:document-meta>
</file>